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8000001ADB260479D201F57E7.png" manifest:media-type="image/png"/>
  <manifest:file-entry manifest:full-path="Pictures/10000201000002B8000001ADFBFE0B4AB9765575.png" manifest:media-type="image/png"/>
  <manifest:file-entry manifest:full-path="Pictures/10000201000002B8000001ADE9E581BE60C3D20D.png" manifest:media-type="image/png"/>
  <manifest:file-entry manifest:full-path="Pictures/10000201000002B8000001AD1F9F69E06237DAEE.png" manifest:media-type="image/png"/>
  <manifest:file-entry manifest:full-path="Pictures/10000201000002B8000001AD8198DE33269BE28E.png" manifest:media-type="image/png"/>
  <manifest:file-entry manifest:full-path="Pictures/10000201000002B8000001AD524E70FD02151886.png" manifest:media-type="image/png"/>
  <manifest:file-entry manifest:full-path="Pictures/10000201000002B8000001AD5FEAD89C1EFB1DB7.png" manifest:media-type="image/png"/>
  <manifest:file-entry manifest:full-path="Pictures/10000201000002B8000001ADAF15E12CF55837AA.png" manifest:media-type="image/png"/>
  <manifest:file-entry manifest:full-path="Pictures/10000201000002B8000001AD22F6FE3088409CD6.png" manifest:media-type="image/png"/>
  <manifest:file-entry manifest:full-path="Pictures/10000201000002B8000001AD6EE174AFD9C6A675.png" manifest:media-type="image/png"/>
  <manifest:file-entry manifest:full-path="Pictures/10000201000002B8000001AD7417DBFD2FED7976.png" manifest:media-type="image/png"/>
  <manifest:file-entry manifest:full-path="Pictures/10000201000002B8000001AD3E83362E23EB3185.png" manifest:media-type="image/png"/>
  <manifest:file-entry manifest:full-path="Pictures/10000201000002B8000001ADA9953912132C3975.png" manifest:media-type="image/png"/>
  <manifest:file-entry manifest:full-path="Pictures/10000201000002EE000001D349A190B0C0774331.png" manifest:media-type="image/png"/>
  <manifest:file-entry manifest:full-path="Pictures/10000201000002B8000001AD3B1AC9F305D27250.png" manifest:media-type="image/png"/>
  <manifest:file-entry manifest:full-path="Pictures/10000201000002F4000001D34CD3C0EBC41E58EC.png" manifest:media-type="image/png"/>
  <manifest:file-entry manifest:full-path="Pictures/10000201000002F4000001D38CE0753324C8E3B0.png" manifest:media-type="image/png"/>
  <manifest:file-entry manifest:full-path="Pictures/10000201000002B8000001ADD26D78DEB97BED9E.png" manifest:media-type="image/png"/>
  <manifest:file-entry manifest:full-path="Pictures/10000201000002B8000001ADCFC3613887A3545B.png" manifest:media-type="image/png"/>
  <manifest:file-entry manifest:full-path="Pictures/10000201000002B8000001ADA99F6B2EB7DFB2F3.png" manifest:media-type="image/png"/>
  <manifest:file-entry manifest:full-path="Pictures/10000201000002F4000001D3F6CC0EA969323A59.png" manifest:media-type="image/png"/>
  <manifest:file-entry manifest:full-path="Pictures/10000201000002B8000001AD1F73017665C8805A.png" manifest:media-type="image/png"/>
  <manifest:file-entry manifest:full-path="Pictures/10000201000002B8000001AD817788DCCF260875.png" manifest:media-type="image/png"/>
  <manifest:file-entry manifest:full-path="Pictures/10000201000002B8000001ADED606D58615AAA9C.png" manifest:media-type="image/png"/>
  <manifest:file-entry manifest:full-path="Pictures/10000201000002B8000001AD499B5EA8E32BE6B2.png" manifest:media-type="image/png"/>
  <manifest:file-entry manifest:full-path="Pictures/10000201000002B8000001AD829D24466358DC3D.png" manifest:media-type="image/png"/>
  <manifest:file-entry manifest:full-path="Pictures/10000201000002B8000001ADC30921249744C10C.png" manifest:media-type="image/png"/>
  <manifest:file-entry manifest:full-path="Pictures/10000201000002B8000001ADAF40D465095868B5.png" manifest:media-type="image/png"/>
  <manifest:file-entry manifest:full-path="Pictures/10000201000002B8000001AD48DFA5CD81A62A2D.png" manifest:media-type="image/png"/>
  <manifest:file-entry manifest:full-path="Pictures/10000201000002B8000001AD91B8FBDE1A4E7884.png" manifest:media-type="image/png"/>
  <manifest:file-entry manifest:full-path="Pictures/10000201000002B8000001AD398FDF923E9EA1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39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0.502cm" svg:height="1.187cm" svg:x="13.908cm" svg:y="7.651cm">
          <draw:text-box>
            <text:p/>
          </draw:text-box>
        </draw:frame>
        <draw:frame draw:style-name="gr1" draw:text-style-name="P1" draw:layer="layout" svg:width="0.502cm" svg:height="1.187cm" svg:x="13.908cm" svg:y="7.651cm">
          <draw:text-box>
            <text:p/>
          </draw:text-box>
        </draw:frame>
        <draw:frame draw:style-name="gr2" draw:text-style-name="P2" draw:layer="layout" svg:width="22.018cm" svg:height="13.6cm" svg:x="3.382cm" svg:y="0.8cm">
          <draw:image xlink:href="Pictures/10000201000002F4000001D38CE0753324C8E3B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0.96cm" svg:height="12.947cm" svg:x="3.8cm" svg:y="1.4cm">
          <draw:image xlink:href="Pictures/10000201000002F4000001D3F6CC0EA969323A59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1.96cm" svg:height="13.564cm" svg:x="3.24cm" svg:y="0.8cm">
          <draw:image xlink:href="Pictures/10000201000002F4000001D34CD3C0EBC41E58E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2.164cm" svg:height="13.8cm" svg:x="3.2cm" svg:y="0.8cm">
          <draw:image xlink:href="Pictures/10000201000002EE000001D349A190B0C077433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1.2cm" svg:height="13.067cm" svg:x="3.8cm" svg:y="1.2cm">
          <draw:image xlink:href="Pictures/10000201000002B8000001ADA9953912132C39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1.691cm" svg:height="13.37cm" svg:x="3.015cm" svg:y="0.8cm">
          <draw:image xlink:href="Pictures/10000201000002B8000001AD3E83362E23EB31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2.6cm" svg:height="13.931cm" svg:x="2.6cm" svg:y="0.8cm">
          <draw:image xlink:href="Pictures/10000201000002B8000001AD817788DCCF2608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2.6cm" svg:height="13.93cm" svg:x="2.6cm" svg:y="0.8cm">
          <draw:image xlink:href="Pictures/10000201000002B8000001ADED606D58615AAA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2.414cm" svg:height="13.816cm" svg:x="2.986cm" svg:y="0.984cm">
          <draw:image xlink:href="Pictures/10000201000002B8000001AD1F73017665C880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1.814cm" svg:height="13.446cm" svg:x="2.8cm" svg:y="0.954cm">
          <draw:image xlink:href="Pictures/10000201000002B8000001AD499B5EA8E32BE6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2.622cm" svg:height="13.944cm" svg:x="1.778cm" svg:y="0.8cm">
          <draw:image xlink:href="Pictures/10000201000002B8000001ADCFC3613887A354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3.162cm" svg:height="14.277cm" draw:transform="rotate (-0.00261799387799158) translate (2.838cm 0.462cm)">
          <draw:image xlink:href="Pictures/10000201000002B8000001ADAF40D465095868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473cm" svg:x="1.001cm" svg:y="3.549cm" presentation:class="title" presentation:user-transformed="true">
          <draw:text-box>
            <text:p>Way-Prediction:Number of ways opened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2.6cm" svg:height="13.931cm" svg:x="3cm" svg:y="1cm">
          <draw:image xlink:href="Pictures/10000201000002B8000001AD48DFA5CD81A62A2D.png" xlink:type="simple" xlink:show="embed" xlink:actuate="onLoad">
            <text:p/>
          </draw:image>
        </draw:frame>
        <draw:frame draw:style-name="gr4" draw:text-style-name="P4" draw:layer="layout" svg:width="18.414cm" svg:height="11.35cm" svg:x="5.776cm" svg:y="3.99cm">
          <draw:image xlink:href="Pictures/10000201000002B8000001AD398FDF923E9EA1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3.2cm" svg:height="14.3cm" svg:x="2.6cm" svg:y="0.7cm">
          <draw:image xlink:href="Pictures/10000201000002B8000001AD398FDF923E9EA1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0.8cm" svg:height="12.82cm" svg:x="4cm" svg:y="0.98cm">
          <draw:image xlink:href="Pictures/10000201000002B8000001AD3B1AC9F305D272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0cm" svg:height="12.328cm" svg:x="3.8cm" svg:y="1.272cm">
          <draw:image xlink:href="Pictures/10000201000002B8000001AD91B8FBDE1A4E78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473cm" svg:x="1.6cm" svg:y="4.4cm" presentation:class="title" presentation:user-transformed="true">
          <draw:text-box>
            <text:p>Way-Halting Cache:Number of ways opened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2.671cm" svg:height="13.974cm" svg:x="3.329cm" svg:y="0.6cm">
          <draw:image xlink:href="Pictures/10000201000002B8000001AD7417DBFD2FED79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0.2cm" svg:height="12.451cm" svg:x="4cm" svg:y="1.499cm">
          <draw:image xlink:href="Pictures/10000201000002B8000001AD22F6FE3088409C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2cm" svg:height="13.56cm" svg:x="3.6cm" svg:y="0.6cm">
          <draw:image xlink:href="Pictures/10000201000002B8000001ADAF15E12CF55837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2.064cm" svg:height="13.6cm" svg:x="3.2cm" svg:y="0.6cm">
          <draw:image xlink:href="Pictures/10000201000002B8000001AD5FEAD89C1EFB1D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3.8cm" svg:height="14.67cm" svg:x="2.4cm" svg:y="0.53cm">
          <draw:image xlink:href="Pictures/10000201000002B8000001ADD26D78DEB97BED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2.414cm" svg:height="13.816cm" svg:x="3.186cm" svg:y="0.553cm">
          <draw:image xlink:href="Pictures/10000201000002B8000001AD524E70FD021518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0.361cm" svg:height="12.55cm" svg:x="4.4cm" svg:y="1.4cm">
          <draw:image xlink:href="Pictures/10000201000002B8000001AD1F9F69E06237DA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4.148cm" svg:height="14.884cm" svg:x="2.252cm" svg:y="0.8cm">
          <draw:image xlink:href="Pictures/10000201000002B8000001ADE9E581BE60C3D2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1cm" svg:height="12.944cm" svg:x="2.2cm" svg:y="0.856cm">
          <draw:image xlink:href="Pictures/10000201000002B8000001ADC30921249744C1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3.596cm" svg:height="14.544cm" svg:x="2.604cm" svg:y="0.6cm">
          <draw:image xlink:href="Pictures/10000201000002B8000001ADFBFE0B4AB97655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2.014cm" svg:height="13.569cm" svg:x="3.986cm" svg:y="0.6cm">
          <draw:image xlink:href="Pictures/10000201000002B8000001ADB260479D201F57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2.8cm" svg:height="14.054cm" svg:x="2.6cm" svg:y="0.6cm">
          <draw:image xlink:href="Pictures/10000201000002B8000001AD8198DE33269BE2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3.8cm" svg:height="14.67cm" svg:x="2.6cm" svg:y="0.6cm">
          <draw:image xlink:href="Pictures/10000201000002B8000001AD6EE174AFD9C6A6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1.8cm" svg:height="13.437cm" svg:x="2.8cm" svg:y="0.963cm">
          <draw:image xlink:href="Pictures/10000201000002B8000001AD829D24466358DC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1.515cm" svg:height="13.261cm" svg:x="2.685cm" svg:y="1.539cm">
          <draw:image xlink:href="Pictures/10000201000002B8000001ADA99F6B2EB7DFB2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21:43:46.035142155</meta:creation-date>
    <dc:date>2019-11-07T18:21:12.867103488</dc:date>
    <meta:editing-duration>PT14H17M18S</meta:editing-duration>
    <meta:editing-cycles>16</meta:editing-cycles>
    <meta:generator>LibreOffice/6.0.7.3$Linux_X86_64 LibreOffice_project/00m0$Build-3</meta:generator>
    <meta:document-statistic meta:object-count="125"/>
  </office:meta>
</office:document-meta>
</file>